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l on world</text:p>
      <text:p text:style-name="P2"/>
      <text:p text:style-name="P2"/>
      <text:p text:style-name="P2"/>
      <text:p text:style-name="P2">Hear the mighty chanting of the rolling waves,</text:p>
      <text:p text:style-name="P2">seemingly uncaring heading for their certain graves.</text:p>
      <text:p text:style-name="P2">Like a million hollow people in the wind running for they caves.</text:p>
      <text:p text:style-name="P2">A million memorable melodies mingling to the choire of the slaves.</text:p>
      <text:p text:style-name="P2"/>
      <text:p text:style-name="P2">Roll on world, roll on world, roll on, world.</text:p>
      <text:p text:style-name="P2"/>
      <text:p text:style-name="P2">Hear the soft silent singing of the lonely bird,</text:p>
      <text:p text:style-name="P2">whispering those secret words only you could have heard.</text:p>
      <text:p text:style-name="P2">Like the unshaped candle of a waking soul,</text:p>
      <text:p text:style-name="P2">with newfound colors washing the canvas whole.</text:p>
      <text:p text:style-name="P2"/>
      <text:p text:style-name="P2">Roll on world, roll on world, roll on, world.</text:p>
      <text:p text:style-name="P2"/>
      <text:p text:style-name="P2">Times change too fast,</text:p>
      <text:p text:style-name="P2">nothing will last.</text:p>
      <text:p text:style-name="P2">Times change too slow,</text:p>
      <text:p text:style-name="P2">nothing will grow.</text:p>
      <text:p text:style-name="P2"/>
      <text:p text:style-name="P2">Hear the toiling thunder and the wind,</text:p>
      <text:p text:style-name="P2">crushing your might wisdom with a simple spin.</text:p>
      <text:p text:style-name="P2">Like we leave the broken, burning, battered and the beaten down,</text:p>
      <text:p text:style-name="P2">we'll be left on with a shred of life on the outskirts of town.</text:p>
      <text:p text:style-name="P2"/>
      <text:p text:style-name="P2">Roll on world, roll on world, roll on, world.</text:p>
      <text:p text:style-name="P2"/>
      <text:p text:style-name="P2">Times change too fast,</text:p>
      <text:p text:style-name="P2">nothing will last.</text:p>
      <text:p text:style-name="P2">Times change too slow,</text:p>
      <text:p text:style-name="P2">nothing will gr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nb" fo:country="NO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sbjørn Andersen</meta:initial-creator>
    <meta:creation-date>2008-06-14T16:06:59</meta:creation-date>
    <dc:creator>Asbjørn Andersen</dc:creator>
    <dc:date>2008-06-14T16:19:49</dc:date>
    <meta:editing-cycles>11</meta:editing-cycles>
    <meta:editing-duration>PT12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169" meta:character-count="939"/>
  </office:meta>
</office:document-meta>
</file>